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20" table:style-name="ta1">
        <table:shapes>
          <draw:frame draw:z-index="0" draw:style-name="gr1" draw:text-style-name="P1" svg:width="198.86mm" svg:height="111.85mm" svg:x="109.34mm" svg:y="445.38mm">
            <loext:p draw:notify-on-update-of-ranges="fuel_20.A1:fuel_20.A101 fuel_20.B1:fuel_20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9" calcext:value-type="float">
            <text:p>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3" calcext:value-type="float">
            <text:p>10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5" calcext:value-type="float">
            <text:p>12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5" calcext:value-type="float">
            <text:p>14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3" calcext:value-type="float">
            <text:p>16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9" calcext:value-type="float">
            <text:p>18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3" calcext:value-type="float">
            <text:p>209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5" calcext:value-type="float">
            <text:p>23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65" calcext:value-type="float">
            <text:p>256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13" calcext:value-type="float">
            <text:p>28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69" calcext:value-type="float">
            <text:p>30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33" calcext:value-type="float">
            <text:p>333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05" calcext:value-type="float">
            <text:p>36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85" calcext:value-type="float">
            <text:p>38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73" calcext:value-type="float">
            <text:p>41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00" calcext:value-type="float">
            <text:p>44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17" calcext:value-type="float">
            <text:p>45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85" calcext:value-type="float">
            <text:p>45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45" calcext:value-type="float">
            <text:p>46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97" calcext:value-type="float">
            <text:p>46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41" calcext:value-type="float">
            <text:p>47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77" calcext:value-type="float">
            <text:p>47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05" calcext:value-type="float">
            <text:p>48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25" calcext:value-type="float">
            <text:p>48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37" calcext:value-type="float">
            <text:p>48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37" calcext:value-type="float">
            <text:p>48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25" calcext:value-type="float">
            <text:p>48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05" calcext:value-type="float">
            <text:p>48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77" calcext:value-type="float">
            <text:p>477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41" calcext:value-type="float">
            <text:p>474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97" calcext:value-type="float">
            <text:p>46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45" calcext:value-type="float">
            <text:p>464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75" calcext:value-type="float">
            <text:p>44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87" calcext:value-type="float">
            <text:p>418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91" calcext:value-type="float">
            <text:p>38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30" calcext:value-type="float">
            <text:p>36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10" calcext:value-type="float">
            <text:p>34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90" calcext:value-type="float">
            <text:p>31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70" calcext:value-type="float">
            <text:p>29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30" calcext:value-type="float">
            <text:p>25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10" calcext:value-type="float">
            <text:p>23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90" calcext:value-type="float">
            <text:p>20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70" calcext:value-type="float">
            <text:p>18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0" calcext:value-type="float">
            <text:p>16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0" calcext:value-type="float">
            <text:p>14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10" calcext:value-type="float">
            <text:p>12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0" calcext:value-type="float">
            <text:p>99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70" calcext:value-type="float">
            <text:p>7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" calcext:value-type="float">
            <text:p>55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0" calcext:value-type="float">
            <text:p>33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33:12.054439108</dc:date>
    <dc:creator>Joshua O'Leary</dc:creator>
    <meta:editing-duration>PT32S</meta:editing-duration>
    <meta:editing-cycles>1</meta:editing-cycles>
    <meta:document-statistic meta:table-count="1" meta:cell-count="3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7cm" svg:height="11.186cm" xlink:href=".." xlink:type="simple" chart:class="chart:scatter" chart:style-name="ch1">
        <chart:plot-area chart:style-name="ch2" table:cell-range-address="fuel_20.A1:fuel_20.B101" svg:x="1.408cm" svg:y="0.223cm" svg:width="18.082cm" svg:height="9.759cm">
          <chartooo:coordinate-region svg:x="2.4cm" svg:y="0.422cm" svg:width="16.81cm" svg:height="8.913cm"/>
          <chart:axis chart:dimension="x" chart:name="primary-x" chart:style-name="ch3">
            <chart:title svg:x="9.717cm" svg:y="10.205cm" chart:style-name="ch4">
              <text:p>Iterations</text:p>
            </chart:title>
          </chart:axis>
          <chart:axis chart:dimension="y" chart:name="primary-y" chart:style-name="ch3">
            <chart:title svg:x="0.451cm" svg:y="6.085cm" chart:style-name="ch5">
              <text:p>Cells on Fire</text:p>
            </chart:title>
            <chart:grid chart:style-name="ch6" chart:class="major"/>
          </chart:axis>
          <chart:series chart:style-name="ch7" chart:values-cell-range-address="fuel_20.B1:fuel_20.B101" chart:class="chart:scatter">
            <chart:domain table:cell-range-address="fuel_20.A1:fuel_20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20.A1:fuel_20.A101</svg:desc>
                </draw:g>
              </table:table-cell>
              <table:table-cell office:value-type="float" office:value="69">
                <text:p>69</text:p>
                <draw:g>
                  <svg:desc>fuel_20.B1:fuel_2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813">
                <text:p>28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517">
                <text:p>4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805">
                <text:p>48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805">
                <text:p>4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77">
                <text:p>4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697">
                <text:p>4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645">
                <text:p>4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